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0.09pt"/>
    </style:style>
    <style:style style:name="co3" style:family="table-column">
      <style:table-column-properties fo:break-before="auto" style:column-width="94.25pt"/>
    </style:style>
    <style:style style:name="co4" style:family="table-column">
      <style:table-column-properties fo:break-before="auto" style:column-width="47.4pt"/>
    </style:style>
    <style:style style:name="co5" style:family="table-column">
      <style:table-column-properties fo:break-before="auto" style:column-width="83.25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eprisc_ma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3,C4,C7,C8,C9,C10,C11,C13,C14,C16,C18,C19,C20,C22,C23,C25,C26,C28,C29,C31,C32,C34,C35,C37,C40,C42,C43,C44,C45,C46,C47,C48,C49,C50,C51,C53,C54,C56,C57,C58,C59,C61,C62,C64,C65,C67,C68,C70,C71,C73,C75,C78,C79,C80,C81,C82,C83,C84</text:p>
          </table:table-cell>
          <table:table-cell office:value-type="string" calcext:value-type="string">
            <text:p>C_08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16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2,C15,C21,C24,C27,C30,C33,C36,C38,C39,C41,C52,C55,C60,C63,C66,C69,C72,C74,C76,C77</text:p>
          </table:table-cell>
          <table:table-cell office:value-type="string" calcext:value-type="string">
            <text:p>C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_IN_5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microsd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IN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SD_Card_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B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2,D4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_DON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smd_4.8x2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/500m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inductor_sm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DB_15F-V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G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Socket_Strip_Angled_2x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ocket_Strip_Angled_2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X_EX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Socket_Strip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L_SERIA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DB_9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minidin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,R13,R14,R15,R16,R17,R27,R30,R32,R38,R45,R46,R47</text:p>
          </table:table-cell>
          <table:table-cell office:value-type="string" calcext:value-type="string">
            <text:p>R_0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,R4,R5,R8,R20,R21,R23,R40,R41</text:p>
          </table:table-cell>
          <table:table-cell office:value-type="string" calcext:value-type="string">
            <text:p>R_08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9,R10,R42,R44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1,R12,R18,R19,R22,R24,R25,R36,R37,R39,R43,R48,R49</text:p>
          </table:table-cell>
          <table:table-cell office:value-type="string" calcext:value-type="string">
            <text:p>R_0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26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28,R31,R3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4,R35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50,R51,R52,R53,R54,R55,R56,R57,R58,R59,R60,R61</text:p>
          </table:table-cell>
          <table:table-cell office:value-type="string" calcext:value-type="string">
            <text:p>R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K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md_pus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_IN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md_pus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E_RS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md_pus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_CONFI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md_pus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_CONFIG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md_push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_RS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,U6</text:p>
          </table:table-cell>
          <table:table-cell office:value-type="string" calcext:value-type="string">
            <text:p>LQFP-144_20x20mm_Pitch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10-10M16SA-E14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16-ALT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5388QI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5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SOP-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5S32800J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5,U7</text:p>
          </table:table-cell>
          <table:table-cell office:value-type="string" calcext:value-type="string">
            <text:p>CRYSTAL_C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3LV-3C-50M00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4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1,W4,W5,W7,W8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_1P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2,W3,W6,W12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COR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I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VCC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A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RE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MD_STRIP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_PROG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MD_STRIP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_DB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MD_STRIP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_DBG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MD_STRIP_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_PROG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SMD_STRIP_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X_INT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Micro_SPST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3:25:07.767578296</dc:date>
    <meta:editing-duration>PT2H47M35S</meta:editing-duration>
    <meta:editing-cycles>1</meta:editing-cycles>
    <meta:document-statistic meta:table-count="1" meta:cell-count="277" meta:object-count="0"/>
    <meta:generator>LibreOffice/5.1.4.2$Linux_X86_64 LibreOffice_project/10m0$Build-2</meta:generator>
  </office:meta>
</office:document-meta>
</file>